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7ca10" officeooo:paragraph-rsid="0007ca10"/>
    </style:style>
    <style:style style:name="P2" style:family="paragraph" style:parent-style-name="Standard">
      <style:text-properties officeooo:rsid="00099cf8" officeooo:paragraph-rsid="00099cf8"/>
    </style:style>
    <style:style style:name="P3" style:family="paragraph" style:parent-style-name="Standard">
      <style:text-properties officeooo:rsid="000a04b8" officeooo:paragraph-rsid="000a04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is is an open office document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4:21:57.744172000</meta:creation-date>
    <dc:date>2016-06-23T14:50:53.093677000</dc:date>
    <meta:editing-duration>PT8M5S</meta:editing-duration>
    <meta:editing-cycles>1</meta:editing-cycles>
    <meta:document-statistic meta:table-count="0" meta:image-count="0" meta:object-count="0" meta:page-count="1" meta:paragraph-count="1" meta:word-count="6" meta:character-count="32" meta:non-whitespace-character-count="27"/>
    <meta:generator>LibreOffice/5.1.3.2$MacOSX_X86_64 LibreOffice_project/307e7c4f674013ad209127c9372e17fc629b822c</meta:generator>
  </office:meta>
</office:document-meta>
</file>